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6" style:family="table-cell" style:parent-style-name="Default"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5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20" calcext:value-type="float">
            <text:p>120</text:p>
          </table:table-cell>
          <table:table-cell table:style-name="ce31" table:formula="of:=QUOTIENT(ORG.LIBREOFFICE.RAWSUBTRACT( [.D313];30);3)" office:value-type="float" office:value="30" calcext:value-type="float">
            <text:p>3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Low" calcext:value-type="string">
            <text:p>Low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228]+[.P214]+[.P193]+[.P261]+[.P300]+[.P168])" office:value-type="float" office:value="30" calcext:value-type="float">
            <text:p>30</text:p>
          </table:table-cell>
          <table:table-cell table:style-name="ce5" table:formula="of:=PRODUCT(2;ORG.LIBREOFFICE.RAWSUBTRACT( [.D314];5))" office:value-type="float" office:value="50" calcext:value-type="float">
            <text:p>5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262]+[.P40]+[.P67]+[.P102]+[.P130]+[.P180]+[.P202]+[.P236]+[.P288])" office:value-type="float" office:value="30" calcext:value-type="float">
            <text:p>30</text:p>
          </table:table-cell>
          <table:table-cell table:style-name="ce5" table:formula="of:=PRODUCT(2;ORG.LIBREOFFICE.RAWSUBTRACT( [.D315];5))" office:value-type="float" office:value="50" calcext:value-type="float">
            <text:p>5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PRODUCT(2;ORG.LIBREOFFICE.RAWSUBTRACT( [.D316];5))" office:value-type="float" office:value="-10" calcext:value-type="float">
            <text:p>-1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49]+[.P88]+[.P12]+[.P111]+[.P145]+[.P159]+[.P204]+[.P280]+[.P254]+[.P73])" office:value-type="float" office:value="30" calcext:value-type="float">
            <text:p>30</text:p>
          </table:table-cell>
          <table:table-cell table:style-name="ce5" table:formula="of:=PRODUCT(2;ORG.LIBREOFFICE.RAWSUBTRACT( [.D317];5))" office:value-type="float" office:value="50" calcext:value-type="float">
            <text:p>5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190]+[.P62]+[.P95]+[.P115]+[.P128]+[.P172]+[.P266]+[.P215]+[.P297])" office:value-type="float" office:value="0" calcext:value-type="float">
            <text:p>0</text:p>
          </table:table-cell>
          <table:table-cell table:style-name="ce5" table:formula="of:=PRODUCT(2;ORG.LIBREOFFICE.RAWSUBTRACT( [.D318];5))" office:value-type="float" office:value="-10" calcext:value-type="float">
            <text:p>-1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24]+[.P57]+[.P71]+[.P192]+[.P208]+[.P218]+[.P7]+[.P251]+[.P290]+[.P302])" office:value-type="float" office:value="30" calcext:value-type="float">
            <text:p>30</text:p>
          </table:table-cell>
          <table:table-cell table:style-name="ce5" table:formula="of:=PRODUCT(2;ORG.LIBREOFFICE.RAWSUBTRACT( [.D319];5))" office:value-type="float" office:value="50" calcext:value-type="float">
            <text:p>5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20" calcext:value-type="float">
            <text:p>120</text:p>
          </table:table-cell>
          <table:table-cell table:style-name="ce32" table:formula="of:=QUOTIENT(ORG.LIBREOFFICE.RAWSUBTRACT( [.D321];30);3)" office:value-type="float" office:value="30" calcext:value-type="float">
            <text:p>3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29]+[.P171]+[.P212]+[.P112]+[.P260]+[.P287])" office:value-type="float" office:value="30" calcext:value-type="float">
            <text:p>30</text:p>
          </table:table-cell>
          <table:table-cell table:style-name="ce5" table:formula="of:=PRODUCT(2;ORG.LIBREOFFICE.RAWSUBTRACT( [.D322];5))" office:value-type="float" office:value="50" calcext:value-type="float">
            <text:p>5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68]+[.P220]+[.P285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6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151]+[.P84]+[.P69]+[.P104]+[.P135]+[.P223]+[.P245]+[.P264]+[.P38])" office:value-type="float" office:value="30" calcext:value-type="float">
            <text:p>30</text:p>
          </table:table-cell>
          <table:table-cell table:style-name="ce5" table:formula="of:=PRODUCT(2;ORG.LIBREOFFICE.RAWSUBTRACT( [.D324];5))" office:value-type="float" office:value="50" calcext:value-type="float">
            <text:p>5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0" calcext:value-type="float">
            <text:p>30</text:p>
          </table:table-cell>
          <table:table-cell table:style-name="ce5" table:formula="of:=PRODUCT(2;ORG.LIBREOFFICE.RAWSUBTRACT( [.D325];5))" office:value-type="float" office:value="50" calcext:value-type="float">
            <text:p>5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153]+[.P47]+[.P64]+[.P87]+[.P140]+[.P188]+[.P269]+[.P250]+[.P289])" office:value-type="float" office:value="0" calcext:value-type="float">
            <text:p>0</text:p>
          </table:table-cell>
          <table:table-cell table:style-name="ce5" table:formula="of:=PRODUCT(2;ORG.LIBREOFFICE.RAWSUBTRACT( [.D326];5))" office:value-type="float" office:value="-10" calcext:value-type="float">
            <text:p>-1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113]+[.P147]+[.P61]+[.P164]+[.P187]+[.P211]+[.P243]+[.P272]+[.P292])" office:value-type="float" office:value="30" calcext:value-type="float">
            <text:p>30</text:p>
          </table:table-cell>
          <table:table-cell table:style-name="ce5" table:formula="of:=PRODUCT(2;ORG.LIBREOFFICE.RAWSUBTRACT( [.D327];5))" office:value-type="float" office:value="50" calcext:value-type="float">
            <text:p>5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20" calcext:value-type="float">
            <text:p>120</text:p>
          </table:table-cell>
          <table:table-cell table:style-name="ce32" table:formula="of:=QUOTIENT(ORG.LIBREOFFICE.RAWSUBTRACT( [.D329];30);3)" office:value-type="float" office:value="30" calcext:value-type="float">
            <text:p>3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45]+[.P103]+[.P248]+[.P120]+[.P137]+[.P28]+[.P152]+[.P173]+[.P221]+[.P294])" office:value-type="float" office:value="30" calcext:value-type="float">
            <text:p>30</text:p>
          </table:table-cell>
          <table:table-cell table:style-name="ce5" table:formula="of:=PRODUCT(2;ORG.LIBREOFFICE.RAWSUBTRACT( [.D330];5))" office:value-type="float" office:value="50" calcext:value-type="float">
            <text:p>5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126]+[.P52]+[.P252]+[.P98]+[.P144]+[.P176]+[.P195]+[.P226]+[.P265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24]+[.P181]+[.P200]+[.P105]+[.P148]+[.P219]+[.P233]+[.P244])" office:value-type="float" office:value="30" calcext:value-type="float">
            <text:p>30</text:p>
          </table:table-cell>
          <table:table-cell table:style-name="ce5" table:formula="of:=PRODUCT(2;ORG.LIBREOFFICE.RAWSUBTRACT( [.D332];5))" office:value-type="float" office:value="50" calcext:value-type="float">
            <text:p>5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77]+[.P114]+[.P158]+[.P186]+[.P41]+[.P206]+[.P224]+[.P258]+[.P275]+[.P293])" office:value-type="float" office:value="30" calcext:value-type="float">
            <text:p>30</text:p>
          </table:table-cell>
          <table:table-cell table:style-name="ce5" table:formula="of:=PRODUCT(2;ORG.LIBREOFFICE.RAWSUBTRACT( [.D333];5))" office:value-type="float" office:value="50" calcext:value-type="float">
            <text:p>5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3]+[.P199]+[.P16]+[.P110]+[.P232]+[.P44]+[.P143]+[.P256]+[.P66]+[.P282])" office:value-type="float" office:value="0" calcext:value-type="float">
            <text:p>0</text:p>
          </table:table-cell>
          <table:table-cell table:style-name="ce5" table:formula="of:=PRODUCT(2;ORG.LIBREOFFICE.RAWSUBTRACT( [.D334];5))" office:value-type="float" office:value="-10" calcext:value-type="float">
            <text:p>-1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301]+[.P160]+[.P210]+[.P240]+[.P274])" office:value-type="float" office:value="30" calcext:value-type="float">
            <text:p>30</text:p>
          </table:table-cell>
          <table:table-cell table:style-name="ce5" table:formula="of:=PRODUCT(2;ORG.LIBREOFFICE.RAWSUBTRACT( [.D335];5))" office:value-type="float" office:value="50" calcext:value-type="float">
            <text:p>5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20" calcext:value-type="float">
            <text:p>120</text:p>
          </table:table-cell>
          <table:table-cell table:style-name="ce32" table:formula="of:=QUOTIENT(ORG.LIBREOFFICE.RAWSUBTRACT( [.D337];30);3)" office:value-type="float" office:value="30" calcext:value-type="float">
            <text:p>3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56]+[.P291]+[.P74]+[.P146]+[.P90]+[.P177]+[.P34]+[.P198]+[.P239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76]+[.P51]+[.P101]+[.P123]+[.P142]+[.P170]+[.P184]+[.P231]+[.P249]+[.P276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58]+[.P85]+[.P156]+[.P234]+[.P205]+[.P131]+[.P8]+[.P267]+[.P178]+[.P286])" office:value-type="float" office:value="30" calcext:value-type="float">
            <text:p>30</text:p>
          </table:table-cell>
          <table:table-cell table:style-name="ce5" table:formula="of:=PRODUCT(2;ORG.LIBREOFFICE.RAWSUBTRACT( [.D340];5))" office:value-type="float" office:value="50" calcext:value-type="float">
            <text:p>5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68]+[.P91]+[.P125]+[.P284]+[.P39]+[.P149]+[.P161]+[.P229]+[.P263])" office:value-type="float" office:value="30" calcext:value-type="float">
            <text:p>30</text:p>
          </table:table-cell>
          <table:table-cell table:style-name="ce5" table:formula="of:=PRODUCT(2;ORG.LIBREOFFICE.RAWSUBTRACT( [.D341];5))" office:value-type="float" office:value="50" calcext:value-type="float">
            <text:p>5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83]+[.P54]+[.P271]+[.P121]+[.P141]+[.P165]+[.P216]+[.P183]+[.P201]+[.P303])" office:value-type="float" office:value="30" calcext:value-type="float">
            <text:p>30</text:p>
          </table:table-cell>
          <table:table-cell table:style-name="ce5" table:formula="of:=PRODUCT(2;ORG.LIBREOFFICE.RAWSUBTRACT( [.D342];5))" office:value-type="float" office:value="50" calcext:value-type="float">
            <text:p>5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203]+[.P230]+[.P89]+[.P127]+[.P167]+[.P255]+[.P283])" office:value-type="float" office:value="30" calcext:value-type="float">
            <text:p>30</text:p>
          </table:table-cell>
          <table:table-cell table:style-name="ce5" table:formula="of:=PRODUCT(2;ORG.LIBREOFFICE.RAWSUBTRACT( [.D343];5))" office:value-type="float" office:value="50" calcext:value-type="float">
            <text:p>5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120" calcext:value-type="float">
            <text:p>120</text:p>
          </table:table-cell>
          <table:table-cell table:style-name="ce32" table:formula="of:=QUOTIENT(ORG.LIBREOFFICE.RAWSUBTRACT( [.D345];30);3)" office:value-type="float" office:value="30" calcext:value-type="float">
            <text:p>3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Low" calcext:value-type="string">
            <text:p>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241]+[.P279]+[.P46]+[.P75]+[.P93]+[.P257]+[.P175]+[.P134]+[.P299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70]+[.P36]+[.P109]+[.P138]+[.P189]+[.P207]+[.P155]+[.P235]+[.P277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162]+[.P191]+[.P82]+[.P100]+[.P119]+[.P139]+[.P247]+[.P278]+[.P304])" office:value-type="float" office:value="30" calcext:value-type="float">
            <text:p>30</text:p>
          </table:table-cell>
          <table:table-cell table:style-name="ce5" table:formula="of:=PRODUCT(2;ORG.LIBREOFFICE.RAWSUBTRACT( [.D348];5))" office:value-type="float" office:value="50" calcext:value-type="float">
            <text:p>5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63]+[.P9]+[.P237]+[.P35]+[.P118]+[.P169]+[.P197]+[.P92]+[.P253]+[.P298])" office:value-type="float" office:value="30" calcext:value-type="float">
            <text:p>30</text:p>
          </table:table-cell>
          <table:table-cell table:style-name="ce5" table:formula="of:=PRODUCT(2;ORG.LIBREOFFICE.RAWSUBTRACT( [.D349];5))" office:value-type="float" office:value="50" calcext:value-type="float">
            <text:p>5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108]+[.P174]+[.P81]+[.P295]+[.P194]+[.P217]+[.P154]+[.P242]+[.P273])" office:value-type="float" office:value="30" calcext:value-type="float">
            <text:p>30</text:p>
          </table:table-cell>
          <table:table-cell table:style-name="ce5" table:formula="of:=PRODUCT(2;ORG.LIBREOFFICE.RAWSUBTRACT( [.D350];5))" office:value-type="float" office:value="50" calcext:value-type="float">
            <text:p>5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107]+[.P117]+[.P79]+[.P157]+[.P43]+[.P222]+[.P20]+[.P185]+[.P238]+[.P259])" office:value-type="float" office:value="30" calcext:value-type="float">
            <text:p>30</text:p>
          </table:table-cell>
          <table:table-cell table:style-name="ce5" table:formula="of:=PRODUCT(2;ORG.LIBREOFFICE.RAWSUBTRACT( [.D351];5))" office:value-type="float" office:value="50" calcext:value-type="float">
            <text:p>5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7:33:03.00620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1:03:43.138265328</dc:date>
    <meta:editing-duration>P1DT8H23M26S</meta:editing-duration>
    <meta:editing-cycles>177</meta:editing-cycles>
    <meta:document-statistic meta:table-count="1" meta:cell-count="3676" meta:object-count="0"/>
  </office:meta>
</office:document-meta>
</file>